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6.292cm" style:rel-column-width="23439*"/>
    </style:style>
    <style:style style:name="Table1.B" style:family="table-column">
      <style:table-column-properties style:column-width="11.298cm" style:rel-column-width="4209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.307cm"/>
    </style:style>
    <style:style style:name="Table2.B" style:family="table-column">
      <style:table-column-properties style:column-width="16.282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" fo:font-size="24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02ec3f" officeooo:paragraph-rsid="0002ec3f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02ec3f" officeooo:paragraph-rsid="001d2e4e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01660c" officeooo:paragraph-rsid="0001660c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0498d3" officeooo:paragraph-rsid="000498d3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060109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0498d3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0ff1b9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11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style:font-name="Liberation Sans" fo:letter-spacing="normal" fo:font-style="normal" fo:font-weight="normal"/>
    </style:style>
    <style:style style:name="P12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style:font-name="Liberation Sans" fo:letter-spacing="normal" fo:font-style="normal" fo:font-weight="normal" officeooo:rsid="0002ec3f" officeooo:paragraph-rsid="0002ec3f"/>
    </style:style>
    <style:style style:name="P13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style:font-name="Liberation Sans" fo:letter-spacing="normal" fo:font-style="normal" fo:font-weight="normal" officeooo:rsid="000498d3"/>
    </style:style>
    <style:style style:name="P14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16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17" style:family="paragraph" style:parent-style-name="Standard">
      <style:text-properties style:font-name="Liberation Sans"/>
    </style:style>
    <style:style style:name="P18" style:family="paragraph" style:parent-style-name="Table_20_Contents">
      <style:text-properties style:font-name="Liberation Sans" fo:font-size="10pt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10pt" officeooo:rsid="000e1eec" officeooo:paragraph-rsid="000e1eec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paragraph-rsid="00060109"/>
    </style:style>
    <style:style style:name="P22" style:family="paragraph" style:parent-style-name="Table_20_Contents">
      <style:paragraph-properties fo:text-align="justify" style:justify-single-word="false"/>
      <style:text-properties officeooo:paragraph-rsid="001c75f7"/>
    </style:style>
    <style:style style:name="P23" style:family="paragraph" style:parent-style-name="Table_20_Contents">
      <style:paragraph-properties fo:margin-top="0cm" fo:margin-bottom="0.12cm" loext:contextual-spacing="false" fo:text-align="justify" style:justify-single-word="false"/>
      <style:text-properties style:font-name="Liberation Sans" fo:font-size="11pt" officeooo:paragraph-rsid="0002ec3f" style:font-size-asian="11pt" style:font-size-complex="11pt"/>
    </style:style>
    <style:style style:name="P24" style:family="paragraph" style:parent-style-name="Table_20_Contents">
      <style:paragraph-properties fo:margin-top="0cm" fo:margin-bottom="0.12cm" loext:contextual-spacing="false" fo:text-align="justify" style:justify-single-word="false"/>
      <style:text-properties officeooo:paragraph-rsid="0002ec3f"/>
    </style:style>
    <style:style style:name="P2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6" style:family="paragraph" style:parent-style-name="Preformatted_20_Text">
      <style:paragraph-properties fo:text-align="justify" style:justify-single-word="false" fo:orphans="2" fo:widows="2"/>
      <style:text-properties style:font-name="Courier" fo:font-size="11pt" style:font-size-asian="11pt" style:font-size-complex="11pt"/>
    </style:style>
    <style:style style:name="P2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fo:font-style="normal" fo:font-weight="normal" officeooo:paragraph-rsid="000498d3" style:font-size-asian="11pt" style:font-size-complex="11pt"/>
    </style:style>
    <style:style style:name="P28" style:family="paragraph" style:parent-style-name="Preformatted_20_Text">
      <style:paragraph-properties fo:margin-top="0cm" fo:margin-bottom="0cm" loext:contextual-spacing="true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officeooo:paragraph-rsid="000498d3" style:font-size-asian="11pt" style:font-size-complex="11pt"/>
    </style:style>
    <style:style style:name="P29" style:family="paragraph" style:parent-style-name="Preformatted_20_Text">
      <style:paragraph-properties fo:margin-top="0cm" fo:margin-bottom="0cm" loext:contextual-spacing="true" fo:text-align="justify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Courier" fo:font-size="11pt" fo:letter-spacing="normal" fo:font-style="normal" fo:font-weight="normal" officeooo:rsid="000498d3" officeooo:paragraph-rsid="000498d3" style:font-size-asian="11pt" style:font-size-complex="11pt"/>
    </style:style>
    <style:style style:name="T1" style:family="text">
      <style:text-properties officeooo:rsid="0002ec3f" style:font-name-asian="sans-serif" style:font-name-complex="sans-serif"/>
    </style:style>
    <style:style style:name="T2" style:family="text">
      <style:text-properties officeooo:rsid="00060109" style:font-name-asian="sans-serif" style:font-name-complex="sans-serif"/>
    </style:style>
    <style:style style:name="T3" style:family="text">
      <style:text-properties officeooo:rsid="000ff1b9" style:font-name-asian="sans-serif" style:font-name-complex="sans-serif"/>
    </style:style>
    <style:style style:name="T4" style:family="text">
      <style:text-properties officeooo:rsid="001773f1" style:font-name-asian="sans-serif" style:font-name-complex="sans-serif"/>
    </style:style>
    <style:style style:name="T5" style:family="text">
      <style:text-properties officeooo:rsid="00192f75" style:font-name-asian="sans-serif" style:font-name-complex="sans-serif"/>
    </style:style>
    <style:style style:name="T6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officeooo:rsid="000498d3" style:font-size-asian="11pt" style:font-size-complex="11pt"/>
    </style:style>
    <style:style style:name="T8" style:family="text">
      <style:text-properties fo:font-variant="normal" fo:text-transform="none" fo:color="#000000" style:font-name="Liberation Sans" fo:font-size="11pt" fo:letter-spacing="normal" fo:font-style="normal" fo:font-weight="normal" officeooo:rsid="0002ec3f" style:font-size-asian="11pt" style:font-size-complex="11pt"/>
    </style:style>
    <style:style style:name="T9" style:family="text">
      <style:text-properties fo:font-variant="normal" fo:text-transform="none" fo:color="#000000" style:font-name="Liberation Sans" fo:font-size="11pt" fo:letter-spacing="normal" fo:font-style="normal" fo:font-weight="normal" officeooo:rsid="00060109" style:font-size-asian="11pt" style:font-size-complex="11pt"/>
    </style:style>
    <style:style style:name="T10" style:family="text">
      <style:text-properties fo:font-variant="normal" fo:text-transform="none" fo:color="#000000" style:font-name="Liberation Sans" fo:font-size="11pt" fo:letter-spacing="normal" fo:font-style="normal" fo:font-weight="normal" officeooo:rsid="000c9ec2" style:font-size-asian="11pt" style:font-size-complex="11pt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officeooo:rsid="000e1eec" style:font-size-asian="11pt" style:font-size-complex="11pt"/>
    </style:style>
    <style:style style:name="T12" style:family="text">
      <style:text-properties fo:font-variant="normal" fo:text-transform="none" fo:color="#000000" style:font-name="Liberation Sans" fo:font-size="11pt" fo:letter-spacing="normal" fo:font-style="normal" fo:font-weight="normal" officeooo:rsid="000b9525" style:font-size-asian="11pt" style:font-size-complex="11pt"/>
    </style:style>
    <style:style style:name="T13" style:family="text">
      <style:text-properties fo:font-variant="normal" fo:text-transform="none" fo:color="#000000" style:font-name="Liberation Sans" fo:font-size="11pt" fo:letter-spacing="normal" fo:font-style="normal" fo:font-weight="normal" officeooo:rsid="000ff1b9" style:font-size-asian="11pt" style:font-size-complex="11pt"/>
    </style:style>
    <style:style style:name="T14" style:family="text">
      <style:text-properties fo:font-variant="normal" fo:text-transform="none" fo:color="#000000" style:font-name="Liberation Sans" fo:font-size="11pt" fo:letter-spacing="normal" fo:font-style="normal" fo:font-weight="normal" officeooo:rsid="00112b7d" style:font-size-asian="11pt" style:font-size-complex="11pt"/>
    </style:style>
    <style:style style:name="T15" style:family="text">
      <style:text-properties fo:font-variant="normal" fo:text-transform="none" fo:color="#000000" style:font-name="Liberation Sans" fo:font-size="11pt" fo:letter-spacing="normal" fo:font-style="normal" fo:font-weight="normal" officeooo:rsid="001773f1" style:font-size-asian="11pt" style:font-size-complex="11pt"/>
    </style:style>
    <style:style style:name="T16" style:family="text">
      <style:text-properties fo:font-variant="normal" fo:text-transform="none" fo:color="#000000" style:font-name="Liberation Sans" fo:font-size="11pt" fo:letter-spacing="normal" fo:font-style="normal" fo:font-weight="normal" officeooo:rsid="001c75f7" style:font-size-asian="11pt" style:font-size-complex="11pt"/>
    </style:style>
    <style:style style:name="T17" style:family="text">
      <style:text-properties fo:font-variant="normal" fo:text-transform="none" fo:color="#000000" style:font-name="Liberation Sans" fo:font-size="11pt" fo:letter-spacing="normal" fo:font-style="normal" fo:font-weight="normal" officeooo:rsid="0020a5c4" style:font-size-asian="11pt" style:font-size-complex="11pt"/>
    </style:style>
    <style:style style:name="T18" style:family="text">
      <style:text-properties fo:font-variant="normal" fo:text-transform="none" fo:color="#000000" style:font-name="Liberation Sans" fo:font-size="11pt" fo:letter-spacing="normal" fo:font-style="normal" fo:font-weight="normal" officeooo:rsid="00226321" style:font-size-asian="11pt" style:font-size-complex="11pt"/>
    </style:style>
    <style:style style:name="T19" style:family="text">
      <style:text-properties fo:font-variant="normal" fo:text-transform="none" fo:color="#000000" style:font-name="Liberation Sans" fo:font-size="11pt" fo:letter-spacing="normal" fo:font-style="italic" fo:font-weight="normal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00" style:font-name="Liberation Sans" fo:font-size="10pt" fo:letter-spacing="normal" fo:font-style="normal" fo:font-weight="normal" officeooo:rsid="0011edaa" style:font-size-asian="10pt" style:font-size-complex="10pt"/>
    </style:style>
    <style:style style:name="T22" style:family="text">
      <style:text-properties fo:font-variant="normal" fo:text-transform="none" fo:color="#000000" style:font-name="Courier" fo:font-size="11pt" fo:letter-spacing="normal" fo:font-style="normal" fo:font-weight="normal" officeooo:rsid="00060109" style:font-size-asian="11pt" style:font-size-complex="11pt"/>
    </style:style>
    <style:style style:name="T23" style:family="text">
      <style:text-properties fo:font-variant="normal" fo:text-transform="none" fo:color="#000000" style:font-name="Courier" fo:font-size="11pt" fo:letter-spacing="normal" fo:font-style="normal" fo:font-weight="normal" officeooo:rsid="0002ec3f" style:font-size-asian="11pt" style:font-size-complex="11pt"/>
    </style:style>
    <style:style style:name="T24" style:family="text">
      <style:text-properties fo:font-variant="normal" fo:text-transform="none" fo:color="#000000" style:font-name="Courier" fo:font-size="11pt" fo:letter-spacing="normal" fo:font-style="normal" fo:font-weight="normal" officeooo:rsid="000498d3" style:font-size-asian="11pt" style:font-size-complex="11pt"/>
    </style:style>
    <style:style style:name="T25" style:family="text">
      <style:text-properties fo:font-variant="normal" fo:text-transform="none" fo:color="#000000" style:font-name="Courier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595959" style:font-name="Liberation Sans" fo:letter-spacing="normal" fo:font-style="normal" fo:font-weight="normal"/>
    </style:style>
    <style:style style:name="T27" style:family="text">
      <style:text-properties fo:font-variant="normal" fo:text-transform="none" fo:color="#595959" style:font-name="Liberation Sans" fo:letter-spacing="normal" fo:font-style="normal" fo:font-weight="normal" officeooo:rsid="00060109"/>
    </style:style>
    <style:style style:name="T28" style:family="text">
      <style:text-properties fo:font-variant="normal" fo:text-transform="none" fo:color="#595959" style:font-name="Liberation Sans" fo:letter-spacing="normal" fo:font-style="normal" fo:font-weight="normal" officeooo:rsid="0002ec3f"/>
    </style:style>
    <style:style style:name="T29" style:family="text">
      <style:text-properties fo:font-variant="normal" fo:text-transform="none" fo:color="#2a6099" style:font-name="Liberation Sans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30" style:family="text">
      <style:text-properties fo:font-variant="normal" fo:text-transform="none" fo:color="#2a6099" style:font-name="Liberation Sans" fo:font-size="10pt" fo:letter-spacing="normal" fo:font-style="normal" style:text-underline-style="solid" style:text-underline-width="auto" style:text-underline-color="font-color" fo:font-weight="normal" officeooo:rsid="0011edaa" style:font-size-asian="10pt" style:font-size-complex="10pt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fo:font-size="11pt" officeooo:rsid="0002ec3f" style:font-name-asian="sans-serif" style:font-size-asian="11pt" style:font-name-complex="sans-serif" style:font-size-complex="11pt"/>
    </style:style>
    <style:style style:name="T33" style:family="text">
      <style:text-properties style:font-name="Liberation Sans" officeooo:rsid="001d2e4e"/>
    </style:style>
    <style:style style:name="T34" style:family="text">
      <style:text-properties officeooo:rsid="0001660c"/>
    </style:style>
    <style:style style:name="T35" style:family="text">
      <style:text-properties officeooo:rsid="0002ec3f"/>
    </style:style>
    <style:style style:name="T36" style:family="text">
      <style:text-properties style:font-name="Courier"/>
    </style:style>
    <style:style style:name="T37" style:family="text">
      <style:text-properties style:font-name="Courier" fo:font-size="11pt" officeooo:rsid="0002ec3f" style:font-name-asian="sans-serif" style:font-size-asian="11pt" style:font-name-complex="sans-serif" style:font-size-complex="11pt"/>
    </style:style>
    <style:style style:name="T38" style:family="text">
      <style:text-properties style:font-name="Courier" fo:font-size="11pt" style:font-size-asian="11pt" style:font-size-complex="11pt"/>
    </style:style>
    <style:style style:name="T39" style:family="text">
      <style:text-properties style:font-name="Courier" officeooo:rsid="00109fa9"/>
    </style:style>
    <style:style style:name="T40" style:family="text">
      <style:text-properties officeooo:rsid="000498d3"/>
    </style:style>
    <style:style style:name="T41" style:family="text">
      <style:text-properties officeooo:rsid="00060109"/>
    </style:style>
    <style:style style:name="T42" style:family="text">
      <style:text-properties fo:color="#2a6099" style:font-name="Courier" style:text-underline-style="solid" style:text-underline-width="auto" style:text-underline-color="font-color"/>
    </style:style>
    <style:style style:name="T43" style:family="text">
      <style:text-properties fo:color="#2a6099" style:font-name="Liberation Sans" style:text-underline-style="solid" style:text-underline-width="auto" style:text-underline-color="font-color"/>
    </style:style>
    <style:style style:name="T44" style:family="text">
      <style:text-properties fo:color="#2a6099" style:text-underline-style="solid" style:text-underline-width="auto" style:text-underline-color="font-color"/>
    </style:style>
    <style:style style:name="T45" style:family="text">
      <style:text-properties fo:color="#2a6099" style:text-underline-style="solid" style:text-underline-width="auto" style:text-underline-color="font-color" officeooo:rsid="000ff1b9"/>
    </style:style>
    <style:style style:name="T46" style:family="text">
      <style:text-properties fo:color="#666666" style:font-name="Courier" fo:font-size="10pt" officeooo:rsid="00060109" style:font-size-asian="10pt" style:font-size-complex="10pt"/>
    </style:style>
    <style:style style:name="T47" style:family="text">
      <style:text-properties officeooo:rsid="000a0284"/>
    </style:style>
    <style:style style:name="T48" style:family="text">
      <style:text-properties officeooo:rsid="000e1eec"/>
    </style:style>
    <style:style style:name="T49" style:family="text">
      <style:text-properties officeooo:rsid="000ff1b9"/>
    </style:style>
    <style:style style:name="T50" style:family="text">
      <style:text-properties fo:color="#333333" fo:font-weight="bold" style:font-weight-asian="bold" style:font-weight-complex="bold"/>
    </style:style>
    <style:style style:name="T51" style:family="text">
      <style:text-properties officeooo:rsid="00109fa9"/>
    </style:style>
    <style:style style:name="T52" style:family="text">
      <style:text-properties officeooo:rsid="00112b7d"/>
    </style:style>
    <style:style style:name="T53" style:family="text">
      <style:text-properties officeooo:rsid="001d2e4e"/>
    </style:style>
    <style:style style:name="T54" style:family="text">
      <style:text-properties officeooo:rsid="001daa3a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0a0284" fo:background-color="transparent" loext:char-shading-value="0"/>
    </style:style>
    <style:style style:name="T57" style:family="text">
      <style:text-properties officeooo:rsid="000b9525" fo:background-color="transparent" loext:char-shading-value="0"/>
    </style:style>
    <style:style style:name="T58" style:family="text">
      <style:text-properties officeooo:rsid="000c9ec2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ll {base}</text:p>
          </table:table-cell>
          <table:table-cell table:style-name="Table1.A1" office:value-type="string">
            <text:p text:style-name="P19">Documentación de R</text:p>
          </table:table-cell>
        </table:table-row>
      </table:table>
      <text:h text:style-name="P1" text:outline-level="2">¿<text:span text:style-name="T34">Son verdaderos todos los valores?</text:span></text:h>
      <text:h text:style-name="P11" text:outline-level="3">Descrip<text:span text:style-name="T34">ción</text:span></text:h>
      <text:p text:style-name="P4">Dado un conjunto de vectores lógicos, ¿son verdaderos todos los valores?</text:p>
      <text:h text:style-name="P11" text:outline-level="3">Usage</text:h>
      <text:p text:style-name="P15">all(..., na.rm = FALSE)</text:p>
      <text:h text:style-name="P11" text:outline-level="3">Argu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Source_20_Text"><text:span text:style-name="T38">...</text:span></text:span></text:p>
            <text:p text:style-name="P22"/>
          </table:table-cell>
          <table:table-cell table:style-name="Table2.B1" office:value-type="string">
            <text:p text:style-name="P23"><text:span text:style-name="T1">cero o más vectores lógicos. Otros objetos de extensión cero son ignorados y el resto </text:span><text:span text:style-name="T4">se le </text:span><text:span text:style-name="T5">coerce</text:span><text:span text:style-name="T1"> </text:span><text:span text:style-name="T5">a</text:span><text:span text:style-name="T3"> </text:span><text:span text:style-name="T5">un</text:span><text:span text:style-name="T1"> </text:span><text:span text:style-name="T2">tipo</text:span><text:span text:style-name="T1"> lógico, ignorando cualquier clase.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38">na.rm</text:span></text:span></text:p>
            <text:p text:style-name="P21"><text:span text:style-name="Source_20_Text"><text:span text:style-name="T46">rm.na</text:span></text:span></text:p>
          </table:table-cell>
          <table:table-cell table:style-name="Table2.B1" office:value-type="string">
            <text:p text:style-name="P24"><text:span text:style-name="T32">valor lógico. Si verdadero </text:span><text:span text:style-name="T37">TRUE</text:span><text:span text:style-name="T32">, los valores perdidos </text:span><text:span text:style-name="T37">NA</text:span><text:span text:style-name="T32"> son removidos antes de que el resul­tado sea calculado.</text:span></text:p>
          </table:table-cell>
        </table:table-row>
      </table:table>
      <text:h text:style-name="P14" text:outline-level="3"><text:span text:style-name="T26">Deta</text:span><text:span text:style-name="T27">lles</text:span></text:h>
      <text:p text:style-name="P2">Esta es una función genérica: los métodos pueden estar definidos para ella de forma directa o <text:span text:style-name="T41">por medio</text:span> <text:span text:style-name="T41">d</text:span>el grupo de funciones genéricas <text:span text:style-name="T42">Summary</text:span>. Para que <text:span text:style-name="T41">esto </text:span>funcione adecuadamente, los argu­mentos de tipo <text:span text:style-name="T31">. . .</text:span> <text:span text:style-name="T47">no deberán llevar nombre</text:span><text:span text:style-name="T56">, </text:span><text:span text:style-name="T57">y la disposición se ha</text:span><text:span text:style-name="T58">rá</text:span><text:span text:style-name="T57"> sobre el primer argumento</text:span><text:span text:style-name="T55">.</text:span></text:p>
      <text:p text:style-name="P7"><text:span text:style-name="T8">Los tipos de coerción dif</text:span><text:span text:style-name="T15">stintos</text:span><text:span text:style-name="T8"> </text:span><text:span text:style-name="T15">a</text:span><text:span text:style-name="T8"> entero </text:span><text:span text:style-name="T22">integer</text:span><text:span text:style-name="T8"> (</text:span><text:span text:style-name="T15">como: </text:span><text:span text:style-name="T9">en bruto </text:span><text:span text:style-name="T22">raw</text:span><text:span text:style-name="T8">, </text:span><text:span text:style-name="T9">doble </text:span><text:span text:style-name="T23">do</text:span><text:span text:style-name="T22">u</text:span><text:span text:style-name="T23">ble</text:span><text:span text:style-name="T8">, complejo </text:span><text:span text:style-name="T22">complex</text:span><text:span text:style-name="T8">, carácter </text:span><text:span text:style-name="T22">character</text:span><text:span text:style-name="T9"> </text:span><text:span text:style-name="T8">y </text:span><text:span text:style-name="T9">l</text:span><text:span text:style-name="T8">ista </text:span><text:span text:style-name="T22">list</text:span><text:span text:style-name="T8">) devuelven una advertencia ya que a menudo se trata de si­tuaciones que no </text:span><text:span text:style-name="T10">eran</text:span><text:span text:style-name="T8"> intencionales.</text:span></text:p>
      <text:p text:style-name="P2">Esta es una función <text:span text:style-name="T43">primitiva</text:span>.</text:p>
      <text:h text:style-name="P11" text:outline-level="3">Va<text:span text:style-name="T35">lor</text:span></text:h>
      <text:p text:style-name="P2">El valor que la función devuelve es un vector lógico de longitud uno.</text:p>
      <text:p text:style-name="P9"><text:span text:style-name="T13">D</text:span><text:span text:style-name="T12">espués de aplicarle coerción y</text:span><text:span text:style-name="T8"> después de </text:span><text:span text:style-name="T11">remover</text:span><text:span text:style-name="T8"> los valores perdidos </text:span><text:span text:style-name="T23">NA</text:span><text:span text:style-name="T8"> si se invocó </text:span><text:span text:style-name="T23">na.rm = TRUE</text:span><text:span text:style-name="T8">, </text:span><text:span text:style-name="T13">p</text:span><text:span text:style-name="T11">ermítase que </text:span><text:span text:style-name="T23">x</text:span><text:span text:style-name="T8"> denot</text:span><text:span text:style-name="T11">e</text:span><text:span text:style-name="T8"> la concatenación de todos los vectores lógicos en </text:span><text:span text:style-name="T16">el argumento para <text:s/>recibir más argumentos</text:span><text:span text:style-name="T8"> </text:span><text:span text:style-name="T23">...</text:span><text:span text:style-name="T8">.</text:span></text:p>
      <text:p text:style-name="P3"><text:span text:style-name="T51">Por lo tanto, e</text:span>l valor devuelto <text:span text:style-name="T51">para </text:span><text:span text:style-name="T39">x</text:span> <text:span text:style-name="T51">será</text:span> verdadero si todos <text:span text:style-name="T51">sus</text:span> valores son verdaderos <text:span text:style-name="T33">(</text:span><text:span text:style-name="T36">TRUE</text:span><text:span text:style-name="T33">), e i</text:span>ncluso si no <text:span text:style-name="T53">contiene </text:span>valores, y falso si al menos uno de los valores de <text:span text:style-name="T36">x</text:span> es falso <text:span text:style-name="T33">(</text:span><text:span text:style-name="T36">FALSE</text:span><text:span text:style-name="T33">)</text:span>. De otra forma <text:span text:style-name="T48">devolverá un valor perdido</text:span> <text:span text:style-name="T36">NA</text:span> (que solo puede ocurri<text:span text:style-name="T48">r</text:span> si <text:span text:style-name="T36">na.rm = FALSE</text:span> y <text:span text:style-name="T54">el argumento para recibir más argumentos</text:span> <text:span text:style-name="T36">...</text:span> <text:span text:style-name="T49">no </text:span>contiene nin­gún valor falso <text:span text:style-name="T36">FALSE</text:span> y <text:span text:style-name="T51">contiene al</text:span> menos un valor perdido <text:span text:style-name="T36">NA</text:span>).</text:p>
      <text:h text:style-name="P12" text:outline-level="3">Métodos de S4</text:h>
      <text:p text:style-name="P2"><text:span text:style-name="T49">E</text:span>s parte del grupo de funciones genéricas de <text:span text:style-name="T50">S4</text:span> <text:span text:style-name="T44">Sum</text:span><text:span text:style-name="T45">m</text:span><text:span text:style-name="T44">ary</text:span>. Los métodos para ella deberán usar la <text:span text:style-name="T52">forma prescrita</text:span> <text:span text:style-name="T36">x</text:span><text:span text:style-name="T31">,</text:span> <text:span text:style-name="T36">...</text:span>, <text:span text:style-name="T36">na.rm</text:span><text:span text:style-name="T31">.</text:span></text:p>
      <text:h text:style-name="P14" text:outline-level="3"><text:soft-page-break/><text:span text:style-name="T26">Not</text:span><text:span text:style-name="T28">a</text:span></text:h>
      <text:p text:style-name="P8"><text:span text:style-name="T7">Que </text:span><text:span text:style-name="T24">all(logical(0))</text:span><text:span text:style-name="T7"> devuelv</text:span><text:span text:style-name="T14">a</text:span><text:span text:style-name="T7"> verdadero </text:span><text:span text:style-name="T17">(</text:span><text:span text:style-name="T24">TRUE</text:span><text:span text:style-name="T17">)</text:span><text:span text:style-name="T7"> es una convención </text:span><text:span text:style-name="T18">práctica</text:span><text:span text:style-name="T7">: asegura que </text:span><text:span text:style-name="T24">all(all(x), all(y)) == all(x,y)</text:span><text:span text:style-name="T7"> incluso si </text:span><text:span text:style-name="T24">x</text:span><text:span text:style-name="T7"> tiene una longitud cero</text:span><text:span text:style-name="T6">.</text:span></text:p>
      <text:h text:style-name="P11" text:outline-level="3">Referenc<text:span text:style-name="T52">ia</text:span>s</text:h>
      <text:p text:style-name="P6"><text:span text:style-name="T6">Becker, R</text:span><text:span text:style-name="T7">ichard</text:span><text:span text:style-name="T6">. A., Chambers, J</text:span><text:span text:style-name="T7">ohn</text:span><text:span text:style-name="T6">. M. </text:span><text:span text:style-name="T7">y</text:span><text:span text:style-name="T6"> Wilks, A</text:span><text:span text:style-name="T7">llan</text:span><text:span text:style-name="T6">. R. (1988) </text:span><text:span text:style-name="Emphasis"><text:span text:style-name="T19">The New S Language</text:span></text:span><text:span text:style-name="T6">. Wadsworth &amp; Brooks/Cole.</text:span></text:p>
      <text:h text:style-name="P13" text:outline-level="3">Véase también</text:h>
      <text:p text:style-name="P5"><text:span text:style-name="T42">any</text:span>, el ‘complemento’ de <text:span text:style-name="T36">all</text:span>, y <text:span text:style-name="T42">stopifnot(*)</text:span> la cual es <text:span text:style-name="T52">un</text:span> ‘seguro’ para <text:span text:style-name="T36">all(*)</text:span>.</text:p>
      <text:h text:style-name="P11" text:outline-level="3">E<text:span text:style-name="T40">jemplos</text:span></text:h>
      <text:p text:style-name="P16">range(x &lt;- sort(round(stats::rnorm(10) - 1.2, 1)))</text:p>
      <text:p text:style-name="P25">if(all(x &lt; 0)) cat("<text:span text:style-name="T40">todos los valores de</text:span> x <text:span text:style-name="T40">son negativos</text:span>\n")</text:p>
      <text:p text:style-name="P26"/>
      <text:p text:style-name="P28">all(logical(0)) <text:s/># <text:span text:style-name="T40">verdadero, ya que todos los ceros de los </text:span></text:p>
      <text:p text:style-name="P29"><text:tab/><text:tab/><text:tab/> # elementos son verdaderos.</text:p>
      <text:p text:style-name="P27"/>
      <text:p text:style-name="P10"><text:span text:style-name="T20">[</text:span><text:span text:style-name="T21">Paquete </text:span><text:span text:style-name="Emphasis"><text:span text:style-name="T25">base </text:span></text:span><text:span text:style-name="T20">versión 3.6.0 </text:span><text:span text:style-name="T29">Í</text:span><text:span text:style-name="T30">ndice</text:span><text:span text:style-name="T20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5:44:15.196567222</meta:creation-date>
    <dc:date>2019-06-27T08:37:16.472926972</dc:date>
    <meta:editing-duration>PT14H33M35S</meta:editing-duration>
    <meta:editing-cycles>22</meta:editing-cycles>
    <meta:generator>LibreOffice/6.2.7.1$MacOSX_X86_64 LibreOffice_project/23edc44b61b830b7d749943e020e96f5a7df63bf</meta:generator>
    <meta:document-statistic meta:table-count="2" meta:image-count="0" meta:object-count="0" meta:page-count="2" meta:paragraph-count="35" meta:word-count="410" meta:character-count="2463" meta:non-whitespace-character-count="2081"/>
  </office:meta>
</office:document-meta>
</file>